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2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53mm"/>
    </style:style>
    <style:style style:name="co4" style:family="table-column">
      <style:table-column-properties fo:break-before="auto" style:column-width="37.94mm"/>
    </style:style>
    <style:style style:name="co5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1"/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Übersicht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Genomgröße</text:p>
          </table:table-cell>
          <table:table-cell table:number-columns-repeated="1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Wertebreich</text:p>
          </table:table-cell>
          <table:table-cell table:number-columns-repeated="12" office:value-type="string" calcext:value-type="string">
            <text:p>[-512,511]</text:p>
          </table:table-cell>
        </table:table-row>
        <table:table-row table:style-name="ro1">
          <table:table-cell office:value-type="string" calcext:value-type="string">
            <text:p>Elternselektion</text:p>
          </table:table-cell>
          <table:table-cell table:number-columns-repeated="12" office:value-type="string" calcext:value-type="string">
            <text:p>Roulette</text:p>
          </table:table-cell>
        </table:table-row>
        <table:table-row table:style-name="ro1">
          <table:table-cell office:value-type="string" calcext:value-type="string">
            <text:p>Rekombinationswahrscheinlichkeit</text:p>
          </table:table-cell>
          <table:table-cell table:number-columns-repeated="12" table:style-name="ce2" office:value-type="percentage" office:value="0.75" calcext:value-type="percentage">
            <text:p>75,00%</text:p>
          </table:table-cell>
        </table:table-row>
        <table:table-row table:style-name="ro1">
          <table:table-cell office:value-type="string" calcext:value-type="string">
            <text:p>Mutationswahrscheinlichkeit</text:p>
          </table:table-cell>
          <table:table-cell table:number-columns-repeated="12" table:style-name="ce2" office:value-type="percentage" office:value="0.1" calcext:value-type="percentage">
            <text:p>10,00%</text:p>
          </table:table-cell>
        </table:table-row>
        <table:table-row table:style-name="ro2">
          <table:table-cell table:style-name="ce1" office:value-type="string" calcext:value-type="string">
            <text:p>Abbruch nach x Generationen mit gleicher bester Fitness</text:p>
          </table:table-cell>
          <table:table-cell table:number-columns-repeated="12" office:value-type="float" office:value="20" calcext:value-type="float">
            <text:p>2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pulationsgröße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nzahl Kinder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4" office:value-type="float" office:value="200" calcext:value-type="float">
            <text:p>200</text:p>
          </table:table-cell>
          <table:table-cell table:number-columns-repeated="4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Umweltselektion</text:p>
          </table:table-cell>
          <table:table-cell table:number-columns-repeated="2" office:value-type="string" calcext:value-type="string">
            <text:p>Roulette</text:p>
          </table:table-cell>
          <table:table-cell table:number-columns-repeated="2" office:value-type="string" calcext:value-type="string">
            <text:p>Deterministisch</text:p>
          </table:table-cell>
          <table:table-cell table:number-columns-repeated="2" office:value-type="string" calcext:value-type="string">
            <text:p>Roulette</text:p>
          </table:table-cell>
          <table:table-cell table:number-columns-repeated="2" office:value-type="string" calcext:value-type="string">
            <text:p>Deterministisch</text:p>
          </table:table-cell>
          <table:table-cell table:number-columns-repeated="2" office:value-type="string" calcext:value-type="string">
            <text:p>Roulette</text:p>
          </table:table-cell>
          <table:table-cell table:number-columns-repeated="2" office:value-type="string" calcext:value-type="string">
            <text:p>Deterministisch</text:p>
          </table:table-cell>
        </table:table-row>
        <table:table-row table:style-name="ro1">
          <table:table-cell office:value-type="string" calcext:value-type="string">
            <text:p>Rekombinationsart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ster</text:p>
          </table:table-cell>
          <table:table-cell table:number-columns-repeated="6" office:value-type="string" calcext:value-type="string">
            <text:p>Stefan</text:p>
          </table:table-cell>
          <table:table-cell table:number-columns-repeated="6" office:value-type="string" calcext:value-type="string">
            <text:p>Angela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ittelwert Fitness</text:p>
          </table:table-cell>
          <table:table-cell table:formula="of:=['Testreihe B'.A12]" office:value-type="float" office:value="1.90744806838877" calcext:value-type="float">
            <text:p>1,9074480684</text:p>
          </table:table-cell>
          <table:table-cell table:formula="of:=['Testreihe C'.A12]" office:value-type="float" office:value="6.50269787764687" calcext:value-type="float">
            <text:p>6,5026978776</text:p>
          </table:table-cell>
          <table:table-cell table:formula="of:=['Testreihe D'.A12]" office:value-type="float" office:value="1.51396856676041" calcext:value-type="float">
            <text:p>1,5139685668</text:p>
          </table:table-cell>
          <table:table-cell table:formula="of:=['Testreihe E'.A12]" office:value-type="float" office:value="1.85789613957414" calcext:value-type="float">
            <text:p>1,8578961396</text:p>
          </table:table-cell>
          <table:table-cell table:formula="of:=['Testreihe F'.A12]" office:value-type="float" office:value="1.04671494528581" calcext:value-type="float">
            <text:p>1,0467149453</text:p>
          </table:table-cell>
          <table:table-cell table:formula="of:=['Testreihe G'.A12]" office:value-type="float" office:value="1.05706381361712" calcext:value-type="float">
            <text:p>1,0570638136</text:p>
          </table:table-cell>
          <table:table-cell office:value-type="float" office:value="0.895545120039835" calcext:value-type="float">
            <text:p>0,89554512</text:p>
          </table:table-cell>
          <table:table-cell office:value-type="float" office:value="1.04842980270811" calcext:value-type="float">
            <text:p>1,0484298027</text:p>
          </table:table-cell>
          <table:table-cell office:value-type="float" office:value="0.664680780761379" calcext:value-type="float">
            <text:p>0,6646807808</text:p>
          </table:table-cell>
          <table:table-cell office:value-type="float" office:value="0.980619542734735" calcext:value-type="float">
            <text:p>0,9806195427</text:p>
          </table:table-cell>
          <table:table-cell office:value-type="float" office:value="0.315433210920247" calcext:value-type="float">
            <text:p>0,3154332109</text:p>
          </table:table-cell>
          <table:table-cell office:value-type="float" office:value="0.949853339051704" calcext:value-type="float">
            <text:p>0,9498533391</text:p>
          </table:table-cell>
        </table:table-row>
        <table:table-row table:style-name="ro1">
          <table:table-cell office:value-type="string" calcext:value-type="string">
            <text:p>Mittelwert Anzahl Durchläufe</text:p>
          </table:table-cell>
          <table:table-cell table:formula="of:=['Testreihe B'.B12]" office:value-type="float" office:value="321.8" calcext:value-type="float">
            <text:p>321,8</text:p>
          </table:table-cell>
          <table:table-cell table:formula="of:=['Testreihe C'.B12]" office:value-type="float" office:value="103.9" calcext:value-type="float">
            <text:p>103,9</text:p>
          </table:table-cell>
          <table:table-cell table:formula="of:=['Testreihe D'.B12]" office:value-type="float" office:value="149.9" calcext:value-type="float">
            <text:p>149,9</text:p>
          </table:table-cell>
          <table:table-cell table:formula="of:=['Testreihe E'.B12]" office:value-type="float" office:value="130.7" calcext:value-type="float">
            <text:p>130,7</text:p>
          </table:table-cell>
          <table:table-cell table:formula="of:=['Testreihe F'.B12]" office:value-type="float" office:value="411" calcext:value-type="float">
            <text:p>411</text:p>
          </table:table-cell>
          <table:table-cell table:formula="of:=['Testreihe G'.B12]" office:value-type="float" office:value="613.1" calcext:value-type="float">
            <text:p>613,1</text:p>
          </table:table-cell>
          <table:table-cell office:value-type="float" office:value="192.8" calcext:value-type="float">
            <text:p>192,8</text:p>
          </table:table-cell>
          <table:table-cell office:value-type="float" office:value="153.8" calcext:value-type="float">
            <text:p>153,8</text:p>
          </table:table-cell>
          <table:table-cell office:value-type="float" office:value="637.6" calcext:value-type="float">
            <text:p>637,6</text:p>
          </table:table-cell>
          <table:table-cell office:value-type="float" office:value="923.8" calcext:value-type="float">
            <text:p>923,8</text:p>
          </table:table-cell>
          <table:table-cell office:value-type="float" office:value="228.5" calcext:value-type="float">
            <text:p>228,5</text:p>
          </table:table-cell>
          <table:table-cell office:value-type="float" office:value="171.8" calcext:value-type="float">
            <text:p>171,8</text:p>
          </table:table-cell>
        </table:table-row>
      </table:table>
      <table:table table:name="Diagramme" table:style-name="ta1">
        <table:shapes>
          <draw:frame draw:z-index="0" draw:style-name="gr1" draw:text-style-name="P1" svg:width="111.23mm" svg:height="90.05mm" svg:x="136.02mm" svg:y="95.88mm">
            <loext:p draw:notify-on-update-of-ranges="Diagramme.B35:Diagramme.D35 Diagramme.A36:Diagramme.A36 Diagramme.B36:Diagramme.D36 Diagramme.A37:Diagramme.A37 Diagramme.B37:Diagramme.D3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08.49mm" svg:height="89.99mm" svg:x="135.75mm" svg:y="0mm">
            <loext:p draw:notify-on-update-of-ranges="Diagramme.B3:Diagramme.D3 Diagramme.A5:Diagramme.A5 Diagramme.B5:Diagramme.D5 Diagramme.A4:Diagramme.A4 Diagramme.B4:Diagramme.D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9.31mm" svg:height="90.05mm" svg:x="294.61mm" svg:y="6.91mm">
            <loext:p draw:notify-on-update-of-ranges="Diagramme.B11:Diagramme.D11 Diagramme.A13:Diagramme.A13 Diagramme.B13:Diagramme.D13 Diagramme.A12:Diagramme.A12 Diagramme.B12:Diagramme.D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11.41mm" svg:height="90.05mm" svg:x="135.57mm" svg:y="194.96mm">
            <loext:p draw:notify-on-update-of-ranges="Diagramme.B27:Diagramme.D27 Diagramme.A28:Diagramme.A28 Diagramme.B28:Diagramme.D28 Diagramme.A29:Diagramme.A29 Diagramme.B29:Diagramme.D2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Umweltselektion Rouletteverfahr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10 / 40</text:p>
          </table:table-cell>
          <table:table-cell office:value-type="string" calcext:value-type="string">
            <text:p>50 / 200</text:p>
          </table:table-cell>
          <table:table-cell office:value-type="string" calcext:value-type="string">
            <text:p>100 / 400</text:p>
          </table:table-cell>
        </table:table-row>
        <table:table-row table:style-name="ro1">
          <table:table-cell office:value-type="string" calcext:value-type="string">
            <text:p>Arithmetisch</text:p>
          </table:table-cell>
          <table:table-cell office:value-type="float" office:value="1.90744806838877" calcext:value-type="float">
            <text:p>1,9074480684</text:p>
          </table:table-cell>
          <table:table-cell office:value-type="float" office:value="1.04671494528581" calcext:value-type="float">
            <text:p>1,0467149453</text:p>
          </table:table-cell>
          <table:table-cell office:value-type="float" office:value="0.664680780761379" calcext:value-type="float">
            <text:p>0,6646807808</text:p>
          </table:table-cell>
        </table:table-row>
        <table:table-row table:style-name="ro1">
          <table:table-cell office:value-type="string" calcext:value-type="string">
            <text:p>Intermediär</text:p>
          </table:table-cell>
          <table:table-cell office:value-type="float" office:value="6.50269787764687" calcext:value-type="float">
            <text:p>6,5026978776</text:p>
          </table:table-cell>
          <table:table-cell office:value-type="float" office:value="1.05706381361712" calcext:value-type="float">
            <text:p>1,0570638136</text:p>
          </table:table-cell>
          <table:table-cell office:value-type="float" office:value="0.980619542734735" calcext:value-type="float">
            <text:p>0,9806195427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Umweltselektion: Deterministisch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10 / 40</text:p>
          </table:table-cell>
          <table:table-cell office:value-type="string" calcext:value-type="string">
            <text:p>50 / 200</text:p>
          </table:table-cell>
          <table:table-cell office:value-type="string" calcext:value-type="string">
            <text:p>100 / 400</text:p>
          </table:table-cell>
        </table:table-row>
        <table:table-row table:style-name="ro1">
          <table:table-cell office:value-type="string" calcext:value-type="string">
            <text:p>Arithmetisch</text:p>
          </table:table-cell>
          <table:table-cell office:value-type="float" office:value="1.51396856676041" calcext:value-type="float">
            <text:p>1,5139685668</text:p>
          </table:table-cell>
          <table:table-cell office:value-type="float" office:value="0.895545120039835" calcext:value-type="float">
            <text:p>0,89554512</text:p>
          </table:table-cell>
          <table:table-cell office:value-type="float" office:value="0.315433210920247" calcext:value-type="float">
            <text:p>0,3154332109</text:p>
          </table:table-cell>
        </table:table-row>
        <table:table-row table:style-name="ro1">
          <table:table-cell office:value-type="string" calcext:value-type="string">
            <text:p>Intermediär</text:p>
          </table:table-cell>
          <table:table-cell office:value-type="float" office:value="1.85789613957414" calcext:value-type="float">
            <text:p>1,8578961396</text:p>
          </table:table-cell>
          <table:table-cell office:value-type="float" office:value="1.04842980270811" calcext:value-type="float">
            <text:p>1,0484298027</text:p>
          </table:table-cell>
          <table:table-cell office:value-type="float" office:value="0.949853339051704" calcext:value-type="float">
            <text:p>0,9498533391</text:p>
          </table:table-cell>
        </table:table-row>
        <table:table-row table:style-name="ro1" table:number-rows-repeated="11">
          <table:table-cell table:number-columns-repeated="4"/>
        </table:table-row>
        <table:table-row table:style-name="ro1">
          <table:table-cell office:value-type="string" calcext:value-type="string">
            <text:p>Rekombinationsart: Aritmetisch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10 / 40</text:p>
          </table:table-cell>
          <table:table-cell office:value-type="string" calcext:value-type="string">
            <text:p>50 / 200</text:p>
          </table:table-cell>
          <table:table-cell office:value-type="string" calcext:value-type="string">
            <text:p>100 / 400</text:p>
          </table:table-cell>
        </table:table-row>
        <table:table-row table:style-name="ro1">
          <table:table-cell office:value-type="string" calcext:value-type="string">
            <text:p>Rouletteverfahren</text:p>
          </table:table-cell>
          <table:table-cell office:value-type="float" office:value="1.90744806838877" calcext:value-type="float">
            <text:p>1,9074480684</text:p>
          </table:table-cell>
          <table:table-cell office:value-type="float" office:value="1.04671494528581" calcext:value-type="float">
            <text:p>1,0467149453</text:p>
          </table:table-cell>
          <table:table-cell office:value-type="float" office:value="0.664680780761379" calcext:value-type="float">
            <text:p>0,6646807808</text:p>
          </table:table-cell>
        </table:table-row>
        <table:table-row table:style-name="ro1">
          <table:table-cell office:value-type="string" calcext:value-type="string">
            <text:p>Deterministisch</text:p>
          </table:table-cell>
          <table:table-cell office:value-type="float" office:value="1.51396856676041" calcext:value-type="float">
            <text:p>1,5139685668</text:p>
          </table:table-cell>
          <table:table-cell office:value-type="float" office:value="0.895545120039835" calcext:value-type="float">
            <text:p>0,89554512</text:p>
          </table:table-cell>
          <table:table-cell office:value-type="float" office:value="0.315433210920247" calcext:value-type="float">
            <text:p>0,3154332109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Rekombinationsart: Intermediä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10 / 40</text:p>
          </table:table-cell>
          <table:table-cell office:value-type="string" calcext:value-type="string">
            <text:p>50 / 200</text:p>
          </table:table-cell>
          <table:table-cell office:value-type="string" calcext:value-type="string">
            <text:p>100 / 400</text:p>
          </table:table-cell>
        </table:table-row>
        <table:table-row table:style-name="ro1">
          <table:table-cell office:value-type="string" calcext:value-type="string">
            <text:p>Rouletteverfahren</text:p>
          </table:table-cell>
          <table:table-cell office:value-type="float" office:value="6.50269787764687" calcext:value-type="float">
            <text:p>6,5026978776</text:p>
          </table:table-cell>
          <table:table-cell office:value-type="float" office:value="1.05706381361712" calcext:value-type="float">
            <text:p>1,0570638136</text:p>
          </table:table-cell>
          <table:table-cell office:value-type="float" office:value="0.980619542734735" calcext:value-type="float">
            <text:p>0,9806195427</text:p>
          </table:table-cell>
        </table:table-row>
        <table:table-row table:style-name="ro1">
          <table:table-cell office:value-type="string" calcext:value-type="string">
            <text:p>Deterministisch</text:p>
          </table:table-cell>
          <table:table-cell office:value-type="float" office:value="1.85789613957414" calcext:value-type="float">
            <text:p>1,8578961396</text:p>
          </table:table-cell>
          <table:table-cell office:value-type="float" office:value="1.04842980270811" calcext:value-type="float">
            <text:p>1,0484298027</text:p>
          </table:table-cell>
          <table:table-cell office:value-type="float" office:value="0.949853339051704" calcext:value-type="float">
            <text:p>0,9498533391</text:p>
          </table:table-cell>
        </table:table-row>
      </table:table>
      <table:table table:name="Testreihe B" table:style-name="ta1">
        <table:table-column table:style-name="co2" table:default-cell-style-name="ce4"/>
        <table:table-column table:style-name="co4" table:default-cell-style-name="ce3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2.54620495429469" calcext:value-type="float">
            <text:p>2,5462049543</text:p>
          </table:table-cell>
          <table:table-cell office:value-type="float" office:value="283" calcext:value-type="float">
            <text:p>283</text:p>
          </table:table-cell>
          <table:table-cell/>
        </table:table-row>
        <table:table-row table:style-name="ro1">
          <table:table-cell office:value-type="float" office:value="1.51032725653837" calcext:value-type="float">
            <text:p>1,5103272565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1.2844189946936" calcext:value-type="float">
            <text:p>1,2844189947</text:p>
          </table:table-cell>
          <table:table-cell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float" office:value="1.73896394446422" calcext:value-type="float">
            <text:p>1,7389639445</text:p>
          </table:table-cell>
          <table:table-cell office:value-type="float" office:value="417" calcext:value-type="float">
            <text:p>417</text:p>
          </table:table-cell>
          <table:table-cell/>
        </table:table-row>
        <table:table-row table:style-name="ro1">
          <table:table-cell office:value-type="float" office:value="1.32394690414984" calcext:value-type="float">
            <text:p>1,3239469041</text:p>
          </table:table-cell>
          <table:table-cell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float" office:value="1.71430068816537" calcext:value-type="float">
            <text:p>1,7143006882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office:value-type="float" office:value="2.27623355554768" calcext:value-type="float">
            <text:p>2,2762335555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3.14936448006097" calcext:value-type="float">
            <text:p>3,1493644801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1.8178597086603" calcext:value-type="float">
            <text:p>1,8178597087</text:p>
          </table:table-cell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float" office:value="1.71286019731263" calcext:value-type="float">
            <text:p>1,7128601973</text:p>
          </table:table-cell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1.90744806838877" calcext:value-type="float">
            <text:p>1,9074480684</text:p>
          </table:table-cell>
          <table:table-cell table:formula="of:=SUM([.B2:.B11])/COUNT([.B2:.B11])" office:value-type="float" office:value="321.8" calcext:value-type="float">
            <text:p>321,8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C" table:style-name="ta1">
        <table:table-column table:style-name="co2" table:default-cell-style-name="ce4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7.87962465782721" calcext:value-type="float">
            <text:p>7,8796246578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5.04974492438791" calcext:value-type="float">
            <text:p>5,0497449244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5.84724905918359" calcext:value-type="float">
            <text:p>5,8472490592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7.11150880866143" calcext:value-type="float">
            <text:p>7,111508808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6.00760248195933" calcext:value-type="float">
            <text:p>6,007602482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4.39682425409698" calcext:value-type="float">
            <text:p>4,3968242541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4.53617758225534" calcext:value-type="float">
            <text:p>4,5361775823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6.69921322633585" calcext:value-type="float">
            <text:p>6,699213226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.56552976569249" calcext:value-type="float">
            <text:p>2,5655297657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14.9335040160686" calcext:value-type="float">
            <text:p>14,933504016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6.50269787764687" calcext:value-type="float">
            <text:p>6,5026978776</text:p>
          </table:table-cell>
          <table:table-cell table:formula="of:=SUM([.B2:.B11])/COUNT([.B2:.B11])" office:value-type="float" office:value="103.9" calcext:value-type="float">
            <text:p>103,9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D" table:style-name="ta1">
        <table:table-column table:style-name="co2" table:default-cell-style-name="ce4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1.22928872368716" calcext:value-type="float">
            <text:p>1,2292887237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.09592963631272" calcext:value-type="float">
            <text:p>1,0959296363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1.73250998884736" calcext:value-type="float">
            <text:p>1,7325099888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1.52963562822937" calcext:value-type="float">
            <text:p>1,5296356282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1.73613706453654" calcext:value-type="float">
            <text:p>1,7361370645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0.969618743356282" calcext:value-type="float">
            <text:p>0,9696187434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1.40619903434229" calcext:value-type="float">
            <text:p>1,4061990343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2.33440971568431" calcext:value-type="float">
            <text:p>2,3344097157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1.88624108312753" calcext:value-type="float">
            <text:p>1,8862410831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.21971604948052" calcext:value-type="float">
            <text:p>1,2197160495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1.51396856676041" calcext:value-type="float">
            <text:p>1,5139685668</text:p>
          </table:table-cell>
          <table:table-cell table:formula="of:=SUM([.B2:.B11])/COUNT([.B2:.B11])" office:value-type="float" office:value="149.9" calcext:value-type="float">
            <text:p>149,9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E" table:style-name="ta1">
        <table:table-column table:style-name="co2" table:default-cell-style-name="ce4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2.22987608435745" calcext:value-type="float">
            <text:p>2,2298760844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2.36071008315241" calcext:value-type="float">
            <text:p>2,3607100832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.76741376244309" calcext:value-type="float">
            <text:p>1,7674137624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2.18231288399553" calcext:value-type="float">
            <text:p>2,182312884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2.01526223942667" calcext:value-type="float">
            <text:p>2,0152622394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2.35577834088589" calcext:value-type="float">
            <text:p>2,3557783409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1.69929802418742" calcext:value-type="float">
            <text:p>1,6992980242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1.40880645085942" calcext:value-type="float">
            <text:p>1,4088064509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1.22446172118282" calcext:value-type="float">
            <text:p>1,2244617212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1.33504180525068" calcext:value-type="float">
            <text:p>1,3350418053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1.85789613957414" calcext:value-type="float">
            <text:p>1,8578961396</text:p>
          </table:table-cell>
          <table:table-cell table:formula="of:=SUM([.B2:.B11])/COUNT([.B2:.B11])" office:value-type="float" office:value="130.7" calcext:value-type="float">
            <text:p>130,7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F" table:style-name="ta1">
        <table:table-column table:style-name="co2" table:default-cell-style-name="ce4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1.13771714738464" calcext:value-type="float">
            <text:p>1,1377171474</text:p>
          </table:table-cell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1.07024272958904" calcext:value-type="float">
            <text:p>1,0702427296</text:p>
          </table:table-cell>
          <table:table-cell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float" office:value="1.09535368194952" calcext:value-type="float">
            <text:p>1,0953536819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1.0320433006921" calcext:value-type="float">
            <text:p>1,0320433007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float" office:value="1.00306322653125" calcext:value-type="float">
            <text:p>1,0030632265</text:p>
          </table:table-cell>
          <table:table-cell office:value-type="float" office:value="585" calcext:value-type="float">
            <text:p>585</text:p>
          </table:table-cell>
          <table:table-cell/>
        </table:table-row>
        <table:table-row table:style-name="ro1">
          <table:table-cell office:value-type="float" office:value="1.02115466371175" calcext:value-type="float">
            <text:p>1,0211546637</text:p>
          </table:table-cell>
          <table:table-cell office:value-type="float" office:value="469" calcext:value-type="float">
            <text:p>469</text:p>
          </table:table-cell>
          <table:table-cell/>
        </table:table-row>
        <table:table-row table:style-name="ro1">
          <table:table-cell office:value-type="float" office:value="1.02855537547955" calcext:value-type="float">
            <text:p>1,0285553755</text:p>
          </table:table-cell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1.02514278833798" calcext:value-type="float">
            <text:p>1,0251427883</text:p>
          </table:table-cell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float" office:value="1.0236095299846" calcext:value-type="float">
            <text:p>1,02360953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1.03026700919768" calcext:value-type="float">
            <text:p>1,0302670092</text:p>
          </table:table-cell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1.04671494528581" calcext:value-type="float">
            <text:p>1,0467149453</text:p>
          </table:table-cell>
          <table:table-cell table:formula="of:=SUM([.B2:.B11])/COUNT([.B2:.B11])" office:value-type="float" office:value="411" calcext:value-type="float">
            <text:p>411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G" table:style-name="ta1">
        <table:table-column table:style-name="co2" table:default-cell-style-name="ce4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1.08087991760822" calcext:value-type="float">
            <text:p>1,0808799176</text:p>
          </table:table-cell>
          <table:table-cell table:style-name="ce4" office:value-type="float" office:value="474" calcext:value-type="float">
            <text:p>474</text:p>
          </table:table-cell>
          <table:table-cell/>
        </table:table-row>
        <table:table-row table:style-name="ro1">
          <table:table-cell office:value-type="float" office:value="1.02667420611748" calcext:value-type="float">
            <text:p>1,0266742061</text:p>
          </table:table-cell>
          <table:table-cell table:style-name="ce4" office:value-type="float" office:value="790" calcext:value-type="float">
            <text:p>790</text:p>
          </table:table-cell>
          <table:table-cell/>
        </table:table-row>
        <table:table-row table:style-name="ro1">
          <table:table-cell office:value-type="float" office:value="1.04148040630516" calcext:value-type="float">
            <text:p>1,0414804063</text:p>
          </table:table-cell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float" office:value="1.0221159764227" calcext:value-type="float">
            <text:p>1,0221159764</text:p>
          </table:table-cell>
          <table:table-cell office:value-type="float" office:value="732" calcext:value-type="float">
            <text:p>732</text:p>
          </table:table-cell>
          <table:table-cell/>
        </table:table-row>
        <table:table-row table:style-name="ro1">
          <table:table-cell office:value-type="float" office:value="1.04165279180576" calcext:value-type="float">
            <text:p>1,0416527918</text:p>
          </table:table-cell>
          <table:table-cell office:value-type="float" office:value="633" calcext:value-type="float">
            <text:p>633</text:p>
          </table:table-cell>
          <table:table-cell/>
        </table:table-row>
        <table:table-row table:style-name="ro1">
          <table:table-cell office:value-type="float" office:value="1.04183957900817" calcext:value-type="float">
            <text:p>1,041839579</text:p>
          </table:table-cell>
          <table:table-cell office:value-type="float" office:value="539" calcext:value-type="float">
            <text:p>539</text:p>
          </table:table-cell>
          <table:table-cell/>
        </table:table-row>
        <table:table-row table:style-name="ro1">
          <table:table-cell office:value-type="float" office:value="1.12730674742671" calcext:value-type="float">
            <text:p>1,1273067474</text:p>
          </table:table-cell>
          <table:table-cell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1.06627892143204" calcext:value-type="float">
            <text:p>1,0662789214</text:p>
          </table:table-cell>
          <table:table-cell office:value-type="float" office:value="507" calcext:value-type="float">
            <text:p>507</text:p>
          </table:table-cell>
          <table:table-cell/>
        </table:table-row>
        <table:table-row table:style-name="ro1">
          <table:table-cell office:value-type="float" office:value="1.00635881114544" calcext:value-type="float">
            <text:p>1,0063588111</text:p>
          </table:table-cell>
          <table:table-cell office:value-type="float" office:value="1185" calcext:value-type="float">
            <text:p>1185</text:p>
          </table:table-cell>
          <table:table-cell/>
        </table:table-row>
        <table:table-row table:style-name="ro1">
          <table:table-cell office:value-type="float" office:value="1.11605077889956" calcext:value-type="float">
            <text:p>1,1160507789</text:p>
          </table:table-cell>
          <table:table-cell office:value-type="float" office:value="373" calcext:value-type="float">
            <text:p>373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1.05706381361712" calcext:value-type="float">
            <text:p>1,0570638136</text:p>
          </table:table-cell>
          <table:table-cell table:formula="of:=SUM([.B2:.B11])/COUNT([.B2:.B11])" office:value-type="float" office:value="613.1" calcext:value-type="float">
            <text:p>613,1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H" table:style-name="ta1">
        <table:table-column table:style-name="co2" table:number-columns-repeated="2" table:default-cell-style-name="ce5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1.01344863206634" calcext:value-type="float">
            <text:p>1,0134486321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1.01740624146493" calcext:value-type="float">
            <text:p>1,0174062415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1.02592618608576" calcext:value-type="float">
            <text:p>1,0259261861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1.01027187044074" calcext:value-type="float">
            <text:p>1,0102718704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table:style-name="ce3" office:value-type="float" office:value="0.651071220492608" calcext:value-type="float">
            <text:p>0,6510712205</text:p>
          </table:table-cell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0.968693847943308" calcext:value-type="float">
            <text:p>0,9686938479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1.02040846604035" calcext:value-type="float">
            <text:p>1,020408466</text:p>
          </table:table-cell>
          <table:table-cell table:style-name="ce3"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1.01704482214647" calcext:value-type="float">
            <text:p>1,0170448221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1.02275761662736" calcext:value-type="float">
            <text:p>1,0227576166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0.208422297090483" calcext:value-type="float">
            <text:p>0,2084222971</text:p>
          </table:table-cell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0.895545120039835" calcext:value-type="float">
            <text:p>0,89554512</text:p>
          </table:table-cell>
          <table:table-cell table:style-name="ce3" table:formula="of:=SUM([.B2:.B11])/COUNT([.B2:.B11])" office:value-type="float" office:value="192.8" calcext:value-type="float">
            <text:p>192,8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I" table:style-name="ta1">
        <table:table-column table:style-name="co2" table:number-columns-repeated="2" table:default-cell-style-name="ce5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1.06141326770575" calcext:value-type="float">
            <text:p>1,0614132677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.07967046736803" calcext:value-type="float">
            <text:p>1,0796704674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.05873107832421" calcext:value-type="float">
            <text:p>1,0587310783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1.02694214192037" calcext:value-type="float">
            <text:p>1,0269421419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1.01980680438805" calcext:value-type="float">
            <text:p>1,0198068044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1.01563068735105" calcext:value-type="float">
            <text:p>1,0156306874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1.05395212461299" calcext:value-type="float">
            <text:p>1,0539521246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.0281851836335" calcext:value-type="float">
            <text:p>1,0281851836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1.05874703479435" calcext:value-type="float">
            <text:p>1,0587470348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1.0812192369828" calcext:value-type="float">
            <text:p>1,08121923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1.04842980270811" calcext:value-type="float">
            <text:p>1,0484298027</text:p>
          </table:table-cell>
          <table:table-cell table:style-name="ce3" table:formula="of:=SUM([.B2:.B11])/COUNT([.B2:.B11])" office:value-type="float" office:value="153.8" calcext:value-type="float">
            <text:p>153,8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J" table:style-name="ta1">
        <table:table-column table:style-name="co2" table:number-columns-repeated="2" table:default-cell-style-name="ce5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1.01337890651059" calcext:value-type="float">
            <text:p>1,0133789065</text:p>
          </table:table-cell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float" office:value="0.651165613553022" calcext:value-type="float">
            <text:p>0,6511656136</text:p>
          </table:table-cell>
          <table:table-cell office:value-type="float" office:value="632" calcext:value-type="float">
            <text:p>632</text:p>
          </table:table-cell>
          <table:table-cell/>
        </table:table-row>
        <table:table-row table:style-name="ro1">
          <table:table-cell office:value-type="float" office:value="0.21114493550708" calcext:value-type="float">
            <text:p>0,2111449355</text:p>
          </table:table-cell>
          <table:table-cell office:value-type="float" office:value="710" calcext:value-type="float">
            <text:p>710</text:p>
          </table:table-cell>
          <table:table-cell/>
        </table:table-row>
        <table:table-row table:style-name="ro1">
          <table:table-cell office:value-type="float" office:value="0.998293748045215" calcext:value-type="float">
            <text:p>0,998293748</text:p>
          </table:table-cell>
          <table:table-cell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float" office:value="0.532569093417835" calcext:value-type="float">
            <text:p>0,5325690934</text:p>
          </table:table-cell>
          <table:table-cell office:value-type="float" office:value="707" calcext:value-type="float">
            <text:p>707</text:p>
          </table:table-cell>
          <table:table-cell/>
        </table:table-row>
        <table:table-row table:style-name="ro1">
          <table:table-cell office:value-type="float" office:value="0.877369992956096" calcext:value-type="float">
            <text:p>0,877369993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float" office:value="0.773649214406263" calcext:value-type="float">
            <text:p>0,7736492144</text:p>
          </table:table-cell>
          <table:table-cell office:value-type="float" office:value="548" calcext:value-type="float">
            <text:p>548</text:p>
          </table:table-cell>
          <table:table-cell/>
        </table:table-row>
        <table:table-row table:style-name="ro1">
          <table:table-cell office:value-type="float" office:value="0.176457325686104" calcext:value-type="float">
            <text:p>0,1764573257</text:p>
          </table:table-cell>
          <table:table-cell office:value-type="float" office:value="1095" calcext:value-type="float">
            <text:p>1095</text:p>
          </table:table-cell>
          <table:table-cell/>
        </table:table-row>
        <table:table-row table:style-name="ro1">
          <table:table-cell office:value-type="float" office:value="0.517442460850789" calcext:value-type="float">
            <text:p>0,5174424609</text:p>
          </table:table-cell>
          <table:table-cell office:value-type="float" office:value="634" calcext:value-type="float">
            <text:p>634</text:p>
          </table:table-cell>
          <table:table-cell/>
        </table:table-row>
        <table:table-row table:style-name="ro1">
          <table:table-cell office:value-type="float" office:value="0.89533651668079" calcext:value-type="float">
            <text:p>0,8953365167</text:p>
          </table:table-cell>
          <table:table-cell office:value-type="float" office:value="663" calcext:value-type="float">
            <text:p>663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0.664680780761378" calcext:value-type="float">
            <text:p>0,6646807808</text:p>
          </table:table-cell>
          <table:table-cell table:style-name="ce3" table:formula="of:=SUM([.B2:.B11])/COUNT([.B2:.B11])" office:value-type="float" office:value="637.6" calcext:value-type="float">
            <text:p>637,6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K" table:style-name="ta1">
        <table:table-column table:style-name="co2" table:number-columns-repeated="2" table:default-cell-style-name="ce5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0.996469705287428" calcext:value-type="float">
            <text:p>0,9964697053</text:p>
          </table:table-cell>
          <table:table-cell office:value-type="float" office:value="1056" calcext:value-type="float">
            <text:p>1056</text:p>
          </table:table-cell>
          <table:table-cell/>
        </table:table-row>
        <table:table-row table:style-name="ro1">
          <table:table-cell office:value-type="float" office:value="1.01470679673497" calcext:value-type="float">
            <text:p>1,0147067967</text:p>
          </table:table-cell>
          <table:table-cell office:value-type="float" office:value="692" calcext:value-type="float">
            <text:p>692</text:p>
          </table:table-cell>
          <table:table-cell/>
        </table:table-row>
        <table:table-row table:style-name="ro1">
          <table:table-cell office:value-type="float" office:value="0.877172988199519" calcext:value-type="float">
            <text:p>0,8771729882</text:p>
          </table:table-cell>
          <table:table-cell office:value-type="float" office:value="1266" calcext:value-type="float">
            <text:p>1266</text:p>
          </table:table-cell>
          <table:table-cell/>
        </table:table-row>
        <table:table-row table:style-name="ro1">
          <table:table-cell office:value-type="float" office:value="1.00392635555854" calcext:value-type="float">
            <text:p>1,0039263556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float" office:value="0.955472725030707" calcext:value-type="float">
            <text:p>0,955472725</text:p>
          </table:table-cell>
          <table:table-cell table:style-name="ce3" office:value-type="float" office:value="842" calcext:value-type="float">
            <text:p>842</text:p>
          </table:table-cell>
          <table:table-cell/>
        </table:table-row>
        <table:table-row table:style-name="ro1">
          <table:table-cell office:value-type="float" office:value="0.98081602098248" calcext:value-type="float">
            <text:p>0,980816021</text:p>
          </table:table-cell>
          <table:table-cell office:value-type="float" office:value="1111" calcext:value-type="float">
            <text:p>1111</text:p>
          </table:table-cell>
          <table:table-cell/>
        </table:table-row>
        <table:table-row table:style-name="ro1">
          <table:table-cell office:value-type="float" office:value="1.00900525992238" calcext:value-type="float">
            <text:p>1,0090052599</text:p>
          </table:table-cell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0.988535392977351" calcext:value-type="float">
            <text:p>0,988535393</text:p>
          </table:table-cell>
          <table:table-cell table:style-name="ce3" office:value-type="float" office:value="885" calcext:value-type="float">
            <text:p>885</text:p>
          </table:table-cell>
          <table:table-cell/>
        </table:table-row>
        <table:table-row table:style-name="ro1">
          <table:table-cell office:value-type="float" office:value="0.965257219242414" calcext:value-type="float">
            <text:p>0,9652572192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1.01483296341156" calcext:value-type="float">
            <text:p>1,0148329634</text:p>
          </table:table-cell>
          <table:table-cell table:style-name="ce3" office:value-type="float" office:value="812" calcext:value-type="float">
            <text:p>812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0.980619542734735" calcext:value-type="float">
            <text:p>0,9806195427</text:p>
          </table:table-cell>
          <table:table-cell table:style-name="ce3" table:formula="of:=SUM([.B2:.B11])/COUNT([.B2:.B11])" office:value-type="float" office:value="923.8" calcext:value-type="float">
            <text:p>923,8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L" table:style-name="ta1">
        <table:table-column table:style-name="co2" table:number-columns-repeated="2" table:default-cell-style-name="ce5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0.108975770059906" calcext:value-type="float">
            <text:p>0,1089757701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0.168354369268594" calcext:value-type="float">
            <text:p>0,1683543693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0.173485737656311" calcext:value-type="float">
            <text:p>0,1734857377</text:p>
          </table:table-cell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float" office:value="0.158789978744219" calcext:value-type="float">
            <text:p>0,1587899787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0.241668920098735" calcext:value-type="float">
            <text:p>0,2416689201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0.50208897101055" calcext:value-type="float">
            <text:p>0,502088971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0.7180422439114" calcext:value-type="float">
            <text:p>0,7180422439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0.38370528168557" calcext:value-type="float">
            <text:p>0,3837052817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275740360280113" calcext:value-type="float">
            <text:p>0,2757403603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423480476487072" calcext:value-type="float">
            <text:p>0,4234804765</text:p>
          </table:table-cell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0.315433210920247" calcext:value-type="float">
            <text:p>0,3154332109</text:p>
          </table:table-cell>
          <table:table-cell table:style-name="ce3" table:formula="of:=SUM([.B2:.B11])/COUNT([.B2:.B11])" office:value-type="float" office:value="228.5" calcext:value-type="float">
            <text:p>228,5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M" table:style-name="ta1">
        <table:table-column table:style-name="co2" table:number-columns-repeated="2" table:default-cell-style-name="ce5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1.01835974227155" calcext:value-type="float">
            <text:p>1,0183597423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0.434608714900501" calcext:value-type="float">
            <text:p>0,4346087149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1.0099815545593" calcext:value-type="float">
            <text:p>1,0099815546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0.987200838552832" calcext:value-type="float">
            <text:p>0,9872008386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1.01383340994537" calcext:value-type="float">
            <text:p>1,0138334099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1.02486109290609" calcext:value-type="float">
            <text:p>1,0248610929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1.00176060818853" calcext:value-type="float">
            <text:p>1,0017606082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1.00907249349674" calcext:value-type="float">
            <text:p>1,0090724935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0.991750471810115" calcext:value-type="float">
            <text:p>0,9917504718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1.007104463886" calcext:value-type="float">
            <text:p>1,0071044639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0.949853339051703" calcext:value-type="float">
            <text:p>0,9498533391</text:p>
          </table:table-cell>
          <table:table-cell table:style-name="ce3" table:formula="of:=SUM([.B2:.B11])/COUNT([.B2:.B11])" office:value-type="float" office:value="171.8" calcext:value-type="float">
            <text:p>171,8</text:p>
          </table:table-cell>
          <table:table-cell office:value-type="string" calcext:value-type="string">
            <text:p>Mittelwerte</text:p>
          </table:table-cell>
        </table:table-row>
      </table:table>
      <table:table table:name="Auswertung" table:style-name="ta1">
        <table:table-column table:style-name="co2" table:default-cell-style-name="ce3"/>
        <table:table-column table:style-name="co5" table:default-cell-style-name="ce3"/>
        <table:table-column table:style-name="co2" table:default-cell-style-name="ce5"/>
        <table:table-column table:style-name="co4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Anzahl Kinder</text:p>
          </table:table-cell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.166249239577387" calcext:value-type="float">
            <text:p>0,1662492396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.0365922808925724" calcext:value-type="float">
            <text:p>0,0365922809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.0827028267430032" calcext:value-type="float">
            <text:p>0,0827028267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.0735062822290586" calcext:value-type="float">
            <text:p>0,0735062822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table:style-name="ce6" table:number-columns-repeated="2"/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table:style-name="ce6" table:number-columns-repeated="2"/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table:style-name="ce6" table:number-columns-repeated="2"/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table:style-name="ce6" table:number-columns-repeated="2"/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table:style-name="ce6" table:number-columns-repeated="2"/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table:style-name="ce3" table:formula="of:=SUM([.C2:.C11])/COUNT([.C2:.C11])" office:value-type="float" office:value="0.0897626573605053" calcext:value-type="float">
            <text:p>0,0897626574</text:p>
          </table:table-cell>
          <table:table-cell table:style-name="ce3" table:formula="of:=SUM([.D2:.D11])/COUNT([.D2:.D11])" office:value-type="float" office:value="158.75" calcext:value-type="float">
            <text:p>158,75</text:p>
          </table:table-cell>
          <table:table-cell office:value-type="string" calcext:value-type="string">
            <text:p>Mittelwer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.00.0000</text:date>, <text:time style:data-style-name="N2" text:time-value="14:20:55.6482026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3:36:53.419766765</meta:creation-date>
    <meta:generator>LibreOffice/5.1.4.2$Linux_X86_64 LibreOffice_project/10m0$Build-2</meta:generator>
    <dc:date>2016-11-11T14:44:21.490521658</dc:date>
    <meta:editing-duration>PT2H50M30S</meta:editing-duration>
    <meta:editing-cycles>49</meta:editing-cycles>
    <meta:document-statistic meta:table-count="15" meta:cell-count="553" meta:object-count="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85cm" svg:height="9cm" xlink:href=".." xlink:type="simple" chart:class="chart:bar" chart:row-mapping="1 0" chart:style-name="ch1">
        <chart:title svg:x="1.889cm" svg:y="0.316cm" chart:style-name="ch2">
          <text:p>Umweltselektion: Rouletteverahren</text:p>
        </chart:title>
        <chart:subtitle svg:x="2.881cm" svg:y="1.275cm" chart:style-name="ch3">
          <text:p>Vergleich Rekombinationsart</text:p>
        </chart:subtitle>
        <chart:plot-area chart:style-name="ch4" table:cell-range-address="Diagramme.A3:Diagramme.D5" chart:data-source-has-labels="both" svg:x="1.228cm" svg:y="2.138cm" svg:width="9.405cm" svg:height="5.701cm">
          <chartooo:coordinate-region svg:x="1.664cm" svg:y="2.338cm" svg:width="8.969cm" svg:height="4.854cm"/>
          <chart:axis chart:dimension="x" chart:name="primary-x" chart:style-name="ch5" chartooo:axis-type="auto">
            <chartooo:date-scale/>
            <chart:title svg:x="3.465cm" svg:y="8.019cm" chart:style-name="ch6">
              <text:p>Populationsgröße / Anzahl Kinder</text:p>
            </chart:title>
            <chart:categories table:cell-range-address="Diagramme.B3:Diagramme.D3"/>
          </chart:axis>
          <chart:axis chart:dimension="y" chart:name="primary-y" chart:style-name="ch7">
            <chart:title svg:x="0.451cm" svg:y="7.625cm" chart:style-name="ch8">
              <text:p>Mittelwert Fitness aus 10 Versuchen</text:p>
            </chart:title>
            <chart:grid chart:style-name="ch9" chart:class="major"/>
          </chart:axis>
          <chart:series chart:style-name="ch10" chart:values-cell-range-address="Diagramme.B5:Diagramme.D5" chart:label-cell-address="Diagramme.A5:Diagramme.A5" chart:class="chart:bar">
            <chart:data-point chart:repeated="3"/>
          </chart:series>
          <chart:series chart:style-name="ch11" chart:values-cell-range-address="Diagramme.B4:Diagramme.D4" chart:label-cell-address="Diagramme.A4:Diagramme.A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/ 40</text:p>
                <draw:g>
                  <svg:desc>Diagramme.B3:Diagramme.D3</svg:desc>
                </draw:g>
              </table:table-cell>
              <table:table-cell office:value-type="string">
                <text:p>50 / 200</text:p>
              </table:table-cell>
              <table:table-cell office:value-type="string">
                <text:p>100 / 400</text:p>
              </table:table-cell>
            </table:table-row>
          </table:table-header-rows>
          <table:table-rows>
            <table:table-row>
              <table:table-cell office:value-type="string">
                <text:p>Intermediär</text:p>
                <draw:g>
                  <svg:desc>Diagramme.A5:Diagramme.A5</svg:desc>
                </draw:g>
              </table:table-cell>
              <table:table-cell office:value-type="float" office:value="6.50269787764687">
                <text:p>6.50269787764687</text:p>
                <draw:g>
                  <svg:desc>Diagramme.B5:Diagramme.D5</svg:desc>
                </draw:g>
              </table:table-cell>
              <table:table-cell office:value-type="float" office:value="1.05706381361712">
                <text:p>1.05706381361712</text:p>
              </table:table-cell>
              <table:table-cell office:value-type="float" office:value="0.980619542734735">
                <text:p>0.980619542734735</text:p>
              </table:table-cell>
            </table:table-row>
            <table:table-row>
              <table:table-cell office:value-type="string">
                <text:p>Arithmetisch</text:p>
                <draw:g>
                  <svg:desc>Diagramme.A4:Diagramme.A4</svg:desc>
                </draw:g>
              </table:table-cell>
              <table:table-cell office:value-type="float" office:value="1.90744806838877">
                <text:p>1.90744806838877</text:p>
                <draw:g>
                  <svg:desc>Diagramme.B4:Diagramme.D4</svg:desc>
                </draw:g>
              </table:table-cell>
              <table:table-cell office:value-type="float" office:value="1.04671494528581">
                <text:p>1.04671494528581</text:p>
              </table:table-cell>
              <table:table-cell office:value-type="float" office:value="0.664680780761379">
                <text:p>0.6646807807613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7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932cm" svg:height="9.006cm" xlink:href=".." xlink:type="simple" chart:class="chart:bar" chart:row-mapping="1 0" chart:style-name="ch1">
        <chart:title svg:x="2.075cm" svg:y="0.316cm" chart:style-name="ch2">
          <text:p>Umweltselektion: Deterministisch</text:p>
        </chart:title>
        <chart:subtitle svg:x="2.922cm" svg:y="1.275cm" chart:style-name="ch3">
          <text:p>Vergleich Rekombinationsart</text:p>
        </chart:subtitle>
        <chart:plot-area chart:style-name="ch4" table:cell-range-address="Diagramme.A11:Diagramme.D13" chart:data-source-has-labels="both" svg:x="1.229cm" svg:y="2.138cm" svg:width="9.485cm" svg:height="5.707cm">
          <chartooo:coordinate-region svg:x="1.665cm" svg:y="2.337cm" svg:width="9.049cm" svg:height="4.861cm"/>
          <chart:axis chart:dimension="x" chart:name="primary-x" chart:style-name="ch5" chartooo:axis-type="auto">
            <chartooo:date-scale/>
            <chart:title svg:x="3.506cm" svg:y="8.025cm" chart:style-name="ch6">
              <text:p>Populationsgröße / Anzahl Kinder</text:p>
            </chart:title>
            <chart:categories table:cell-range-address="Diagramme.B11:Diagramme.D11"/>
          </chart:axis>
          <chart:axis chart:dimension="y" chart:name="primary-y" chart:style-name="ch7">
            <chart:title svg:x="0.451cm" svg:y="7.628cm" chart:style-name="ch8">
              <text:p>Mittelwert Fitness aus 10 Versuchen</text:p>
            </chart:title>
            <chart:grid chart:style-name="ch9" chart:class="major"/>
          </chart:axis>
          <chart:series chart:style-name="ch10" chart:values-cell-range-address="Diagramme.B13:Diagramme.D13" chart:label-cell-address="Diagramme.A13:Diagramme.A13" chart:class="chart:bar">
            <chart:data-point chart:repeated="3"/>
          </chart:series>
          <chart:series chart:style-name="ch11" chart:values-cell-range-address="Diagramme.B12:Diagramme.D12" chart:label-cell-address="Diagramme.A12:Diagramme.A1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/ 40</text:p>
                <draw:g>
                  <svg:desc>Diagramme.B11:Diagramme.D11</svg:desc>
                </draw:g>
              </table:table-cell>
              <table:table-cell office:value-type="string">
                <text:p>50 / 200</text:p>
              </table:table-cell>
              <table:table-cell office:value-type="string">
                <text:p>100 / 400</text:p>
              </table:table-cell>
            </table:table-row>
          </table:table-header-rows>
          <table:table-rows>
            <table:table-row>
              <table:table-cell office:value-type="string">
                <text:p>Intermediär</text:p>
                <draw:g>
                  <svg:desc>Diagramme.A13:Diagramme.A13</svg:desc>
                </draw:g>
              </table:table-cell>
              <table:table-cell office:value-type="float" office:value="1.85789613957414">
                <text:p>1.85789613957414</text:p>
                <draw:g>
                  <svg:desc>Diagramme.B13:Diagramme.D13</svg:desc>
                </draw:g>
              </table:table-cell>
              <table:table-cell office:value-type="float" office:value="1.04842980270811">
                <text:p>1.04842980270811</text:p>
              </table:table-cell>
              <table:table-cell office:value-type="float" office:value="0.949853339051704">
                <text:p>0.949853339051704</text:p>
              </table:table-cell>
            </table:table-row>
            <table:table-row>
              <table:table-cell office:value-type="string">
                <text:p>Arithmetisch</text:p>
                <draw:g>
                  <svg:desc>Diagramme.A12:Diagramme.A12</svg:desc>
                </draw:g>
              </table:table-cell>
              <table:table-cell office:value-type="float" office:value="1.51396856676041">
                <text:p>1.51396856676041</text:p>
                <draw:g>
                  <svg:desc>Diagramme.B12:Diagramme.D12</svg:desc>
                </draw:g>
              </table:table-cell>
              <table:table-cell office:value-type="float" office:value="0.895545120039835">
                <text:p>0.895545120039835</text:p>
              </table:table-cell>
              <table:table-cell office:value-type="float" office:value="0.315433210920247">
                <text:p>0.3154332109202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7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142cm" svg:height="9.006cm" xlink:href=".." xlink:type="simple" chart:class="chart:bar" chart:style-name="ch1">
        <chart:title svg:x="2.273cm" svg:y="0.316cm" chart:style-name="ch2">
          <text:p>Rekombinationsart: Arithmetisch</text:p>
        </chart:title>
        <chart:subtitle svg:x="3.225cm" svg:y="1.275cm" chart:style-name="ch3">
          <text:p>Vergleich Umweltselektion</text:p>
        </chart:subtitle>
        <chart:plot-area chart:style-name="ch4" table:cell-range-address="Diagramme.A27:Diagramme.D29" chart:data-source-has-labels="both" svg:x="1.233cm" svg:y="2.138cm" svg:width="9.687cm" svg:height="5.707cm">
          <chartooo:coordinate-region svg:x="1.669cm" svg:y="2.337cm" svg:width="9.251cm" svg:height="4.861cm"/>
          <chart:axis chart:dimension="x" chart:name="primary-x" chart:style-name="ch5" chartooo:axis-type="auto">
            <chartooo:date-scale/>
            <chart:title svg:x="3.611cm" svg:y="8.025cm" chart:style-name="ch6">
              <text:p>Populationsgröße / Anzahl Kinder</text:p>
            </chart:title>
            <chart:categories table:cell-range-address="Diagramme.B27:Diagramme.D27"/>
          </chart:axis>
          <chart:axis chart:dimension="y" chart:name="primary-y" chart:style-name="ch7">
            <chart:title svg:x="0.451cm" svg:y="7.628cm" chart:style-name="ch8">
              <text:p>Mittelwert Fitness aus 10 Versuchen</text:p>
            </chart:title>
            <chart:grid chart:style-name="ch9" chart:class="major"/>
          </chart:axis>
          <chart:series chart:style-name="ch10" chart:values-cell-range-address="Diagramme.B28:Diagramme.D28" chart:label-cell-address="Diagramme.A28:Diagramme.A28" chart:class="chart:bar">
            <chart:data-point chart:repeated="3"/>
          </chart:series>
          <chart:series chart:style-name="ch11" chart:values-cell-range-address="Diagramme.B29:Diagramme.D29" chart:label-cell-address="Diagramme.A29:Diagramme.A29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/ 40</text:p>
                <draw:g>
                  <svg:desc>Diagramme.B27:Diagramme.D27</svg:desc>
                </draw:g>
              </table:table-cell>
              <table:table-cell office:value-type="string">
                <text:p>50 / 200</text:p>
              </table:table-cell>
              <table:table-cell office:value-type="string">
                <text:p>100 / 400</text:p>
              </table:table-cell>
            </table:table-row>
          </table:table-header-rows>
          <table:table-rows>
            <table:table-row>
              <table:table-cell office:value-type="string">
                <text:p>Rouletteverfahren</text:p>
                <draw:g>
                  <svg:desc>Diagramme.A28:Diagramme.A28</svg:desc>
                </draw:g>
              </table:table-cell>
              <table:table-cell office:value-type="float" office:value="1.90744806838877">
                <text:p>1.90744806838877</text:p>
                <draw:g>
                  <svg:desc>Diagramme.B28:Diagramme.D28</svg:desc>
                </draw:g>
              </table:table-cell>
              <table:table-cell office:value-type="float" office:value="1.04671494528581">
                <text:p>1.04671494528581</text:p>
              </table:table-cell>
              <table:table-cell office:value-type="float" office:value="0.664680780761379">
                <text:p>0.664680780761379</text:p>
              </table:table-cell>
            </table:table-row>
            <table:table-row>
              <table:table-cell office:value-type="string">
                <text:p>Deterministisch</text:p>
                <draw:g>
                  <svg:desc>Diagramme.A29:Diagramme.A29</svg:desc>
                </draw:g>
              </table:table-cell>
              <table:table-cell office:value-type="float" office:value="1.51396856676041">
                <text:p>1.51396856676041</text:p>
                <draw:g>
                  <svg:desc>Diagramme.B29:Diagramme.D29</svg:desc>
                </draw:g>
              </table:table-cell>
              <table:table-cell office:value-type="float" office:value="0.895545120039835">
                <text:p>0.895545120039835</text:p>
              </table:table-cell>
              <table:table-cell office:value-type="float" office:value="0.315433210920247">
                <text:p>0.3154332109202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124cm" svg:height="9.006cm" xlink:href=".." xlink:type="simple" chart:class="chart:bar" chart:style-name="ch1">
        <chart:title svg:x="2.37cm" svg:y="0.316cm" chart:style-name="ch2">
          <text:p>Rekombinationsart: Intermediär</text:p>
        </chart:title>
        <chart:subtitle svg:x="2.886cm" svg:y="1.275cm" chart:style-name="ch3">
          <text:p>Vergleich der Umweltselektion</text:p>
        </chart:subtitle>
        <chart:plot-area chart:style-name="ch4" table:cell-range-address="Diagramme.A35:Diagramme.D37" chart:data-source-has-labels="both" svg:x="1.233cm" svg:y="2.138cm" svg:width="9.669cm" svg:height="5.707cm">
          <chartooo:coordinate-region svg:x="1.669cm" svg:y="2.337cm" svg:width="9.233cm" svg:height="4.861cm"/>
          <chart:axis chart:dimension="x" chart:name="primary-x" chart:style-name="ch5" chartooo:axis-type="auto">
            <chartooo:date-scale/>
            <chart:title svg:x="3.602cm" svg:y="8.025cm" chart:style-name="ch6">
              <text:p>Populationsgröße / Anzahl Kinder</text:p>
            </chart:title>
            <chart:categories table:cell-range-address="Diagramme.B35:Diagramme.D35"/>
          </chart:axis>
          <chart:axis chart:dimension="y" chart:name="primary-y" chart:style-name="ch7">
            <chart:title svg:x="0.451cm" svg:y="7.628cm" chart:style-name="ch8">
              <text:p>Mittelwert Fitness aus 10 Versuchen</text:p>
            </chart:title>
            <chart:grid chart:style-name="ch9" chart:class="major"/>
          </chart:axis>
          <chart:series chart:style-name="ch10" chart:values-cell-range-address="Diagramme.B36:Diagramme.D36" chart:label-cell-address="Diagramme.A36:Diagramme.A36" chart:class="chart:bar">
            <chart:data-point chart:repeated="3"/>
          </chart:series>
          <chart:series chart:style-name="ch11" chart:values-cell-range-address="Diagramme.B37:Diagramme.D37" chart:label-cell-address="Diagramme.A37:Diagramme.A3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/ 40</text:p>
                <draw:g>
                  <svg:desc>Diagramme.B35:Diagramme.D35</svg:desc>
                </draw:g>
              </table:table-cell>
              <table:table-cell office:value-type="string">
                <text:p>50 / 200</text:p>
              </table:table-cell>
              <table:table-cell office:value-type="string">
                <text:p>100 / 400</text:p>
              </table:table-cell>
            </table:table-row>
          </table:table-header-rows>
          <table:table-rows>
            <table:table-row>
              <table:table-cell office:value-type="string">
                <text:p>Rouletteverfahren</text:p>
                <draw:g>
                  <svg:desc>Diagramme.A36:Diagramme.A36</svg:desc>
                </draw:g>
              </table:table-cell>
              <table:table-cell office:value-type="float" office:value="6.50269787764687">
                <text:p>6.50269787764687</text:p>
                <draw:g>
                  <svg:desc>Diagramme.B36:Diagramme.D36</svg:desc>
                </draw:g>
              </table:table-cell>
              <table:table-cell office:value-type="float" office:value="1.05706381361712">
                <text:p>1.05706381361712</text:p>
              </table:table-cell>
              <table:table-cell office:value-type="float" office:value="0.980619542734735">
                <text:p>0.980619542734735</text:p>
              </table:table-cell>
            </table:table-row>
            <table:table-row>
              <table:table-cell office:value-type="string">
                <text:p>Deterministisch</text:p>
                <draw:g>
                  <svg:desc>Diagramme.A37:Diagramme.A37</svg:desc>
                </draw:g>
              </table:table-cell>
              <table:table-cell office:value-type="float" office:value="1.85789613957414">
                <text:p>1.85789613957414</text:p>
                <draw:g>
                  <svg:desc>Diagramme.B37:Diagramme.D37</svg:desc>
                </draw:g>
              </table:table-cell>
              <table:table-cell office:value-type="float" office:value="1.04842980270811">
                <text:p>1.04842980270811</text:p>
              </table:table-cell>
              <table:table-cell office:value-type="float" office:value="0.949853339051704">
                <text:p>0.9498533390517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